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0e7a92" officeooo:paragraph-rsid="000e7a92"/>
    </style:style>
    <style:style style:name="P3" style:family="paragraph" style:parent-style-name="Standard">
      <style:text-properties officeooo:rsid="000e7a92" officeooo:paragraph-rsid="001516c6"/>
    </style:style>
    <style:style style:name="P4" style:family="paragraph" style:parent-style-name="Standard">
      <style:text-properties fo:font-weight="bold" officeooo:rsid="000e7a92" officeooo:paragraph-rsid="000e7a92" style:font-weight-asian="bold" style:font-weight-complex="bold"/>
    </style:style>
    <style:style style:name="P5" style:family="paragraph" style:parent-style-name="Standard">
      <style:text-properties officeooo:rsid="0011cd20" officeooo:paragraph-rsid="0011cd20"/>
    </style:style>
    <style:style style:name="P6" style:family="paragraph" style:parent-style-name="Standard">
      <style:text-properties officeooo:rsid="00135590" officeooo:paragraph-rsid="00135590"/>
    </style:style>
    <style:style style:name="P7" style:family="paragraph" style:parent-style-name="Standard">
      <style:text-properties officeooo:rsid="001516c6" officeooo:paragraph-rsid="001516c6"/>
    </style:style>
    <style:style style:name="P8" style:family="paragraph" style:parent-style-name="Standard">
      <style:text-properties officeooo:rsid="00187a58" officeooo:paragraph-rsid="00187a58"/>
    </style:style>
    <style:style style:name="P9" style:family="paragraph" style:parent-style-name="Standard">
      <style:text-properties officeooo:rsid="001a0cf2" officeooo:paragraph-rsid="001a0cf2"/>
    </style:style>
    <style:style style:name="P10" style:family="paragraph" style:parent-style-name="Standard">
      <style:text-properties fo:font-size="15pt" fo:font-weight="bold" officeooo:rsid="001a0cf2" officeooo:paragraph-rsid="001a0cf2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2pt" fo:font-weight="normal" officeooo:rsid="001a0cf2" officeooo:paragraph-rsid="001a0cf2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1b364f" officeooo:paragraph-rsid="001b364f"/>
    </style:style>
    <style:style style:name="P13" style:family="paragraph" style:parent-style-name="Standard">
      <style:text-properties officeooo:rsid="001b64d7" officeooo:paragraph-rsid="001b64d7"/>
    </style:style>
    <style:style style:name="P14" style:family="paragraph" style:parent-style-name="Standard">
      <style:text-properties officeooo:rsid="001b948e" officeooo:paragraph-rsid="001b948e"/>
    </style:style>
    <style:style style:name="P15" style:family="paragraph" style:parent-style-name="Text_20_body">
      <style:text-properties officeooo:rsid="000e7a92" officeooo:paragraph-rsid="000e7a92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rupção por tempo . </text:p>
      <text:p text:style-name="P2">O Arduino possui timer, com o auxilio da biblioteca timerOne, por exemplo, você pode fazer um blink do led 13 sem usar espera ocupada com Delay.</text:p>
      <text:p text:style-name="P2">Abaixo o código</text:p>
      <text:p text:style-name="P2">//---------------------------</text:p>
      <text:p text:style-name="P4">#include "TimerOne.h"</text:p>
      <text:p text:style-name="P4">void setup()</text:p>
      <text:p text:style-name="P4">{</text:p>
      <text:p text:style-name="P4"><text:s text:c="2"/>pinMode(13, OUTPUT);</text:p>
      <text:p text:style-name="P4"><text:s text:c="2"/>Timer1.initialize(500000); <text:s text:c="8"/>// initialize timer1, and set a 1/2 second period = 500.000us</text:p>
      <text:p text:style-name="P4"><text:s text:c="2"/>Timer1.attachInterrupt(callback); <text:s/>// attaches callback() as a timer overflow interrupt</text:p>
      <text:p text:style-name="P4">}</text:p>
      <text:p text:style-name="P4"/>
      <text:p text:style-name="P4">void callback()</text:p>
      <text:p text:style-name="P4">{</text:p>
      <text:p text:style-name="P4"><text:s text:c="2"/>digitalWrite(13, digitalRead(13) ^ 1); // invert output 13 by using XOR operator ^</text:p>
      <text:p text:style-name="P4">}</text:p>
      <text:p text:style-name="P4"><text:s/></text:p>
      <text:p text:style-name="P4">void loop()</text:p>
      <text:p text:style-name="P4">{</text:p>
      <text:p text:style-name="P4"><text:s text:c="2"/>// your program here...</text:p>
      <text:p text:style-name="P4">}</text:p>
      <text:p text:style-name="P2">// ------------------------</text:p>
      <text:p text:style-name="P2"/>
      <text:p text:style-name="P7">Outros métodos da biblioteca timerOne</text:p>
      <text:p text:style-name="P7"><text:s/>void initialize(long microseconds=1000000);</text:p>
      <text:p text:style-name="P7"><text:s text:c="2"/><text:bookmark-start text:name="__DdeLink__2_887204971"/><text:s text:c="2"/>void start();</text:p>
      <text:p text:style-name="P7"><text:s text:c="4"/>void stop();</text:p>
      <text:p text:style-name="P7"><text:s text:c="4"/>void restart();</text:p>
      <text:p text:style-name="P7"><text:s text:c="4"/>void attachInterrupt(void (*isr)(), long microseconds=-1);</text:p>
      <text:p text:style-name="P7"><text:s text:c="4"/>void detachInterrupt();</text:p>
      <text:p text:style-name="P7"><text:s text:c="4"/>void setPeriod(long microseconds);<text:bookmark-end text:name="__DdeLink__2_887204971"/></text:p>
      <text:p text:style-name="P7"><text:s text:c="3"/></text:p>
      <text:p text:style-name="P3"/>
      <text:p text:style-name="P2">Outra opção é a bibloteca timer.h com as funções </text:p>
      <text:p text:style-name="P15">int <text:span text:style-name="T1">every</text:span>(long period, callback) </text:p>
      <text:p text:style-name="Preformatted_20_Text"><text:s/>Run the 'callback' every 'period' milliseconds.</text:p>
      <text:p text:style-name="P1"><text:s/>Returns the ID of the timer event.</text:p>
      <text:p text:style-name="Text_20_body">int <text:span text:style-name="T1">every</text:span>(long period, callback, int repeatCount) </text:p>
      <text:p text:style-name="Preformatted_20_Text"><text:s/>Run the 'callback' every 'period' milliseconds for a total of 'repeatCount' times.</text:p>
      <text:p text:style-name="P1"><text:s/>Returns the ID of the timer event.</text:p>
      <text:p text:style-name="Text_20_body">int <text:span text:style-name="T1">after</text:span>(long duration, callback) </text:p>
      <text:p text:style-name="Preformatted_20_Text"><text:s/>Run the 'callback' once after 'period' milliseconds.</text:p>
      <text:p text:style-name="P1"><text:s/>Returns the ID of the timer event.</text:p>
      <text:p text:style-name="Text_20_body">int <text:span text:style-name="T1">oscillate</text:span>(int pin, long period, int startingValue) </text:p>
      <text:p text:style-name="Preformatted_20_Text"><text:soft-page-break/><text:s/>Toggle the state of the digital output 'pin' every 'period' milliseconds. The pin's starting value is specified in 'startingValue', which should be HIGH or LOW.</text:p>
      <text:p text:style-name="P1"><text:s/>Returns the ID of the timer event.</text:p>
      <text:p text:style-name="Text_20_body">int <text:span text:style-name="T1">oscillate</text:span>(int pin, long period, int startingValue, int repeatCount) </text:p>
      <text:p text:style-name="Preformatted_20_Text"><text:s/>Toggle the state of the digital output 'pin' every 'period' milliseconds 'repeatCount' times. The pin's starting value is specified in 'startingValue', which should be HIGH or LOW.</text:p>
      <text:p text:style-name="P1"><text:s/>Returns the ID of the timer event.</text:p>
      <text:p text:style-name="Text_20_body">int <text:span text:style-name="T1">pulse</text:span>(int pin, long period, int startingValue) </text:p>
      <text:p text:style-name="Preformatted_20_Text"><text:s/>Toggle the state of the digital output 'pin' just once after 'period' milliseconds. The pin's starting value is specified in 'startingValue', which should be HIGH or LOW.</text:p>
      <text:p text:style-name="P1"><text:s/>Returns the ID of the timer event.</text:p>
      <text:p text:style-name="Text_20_body">int <text:span text:style-name="T1">stop</text:span>(int id) </text:p>
      <text:p text:style-name="Preformatted_20_Text"><text:s/>Stop the timer event running.</text:p>
      <text:p text:style-name="P1"><text:s/>Returns the ID of the timer event.</text:p>
      <text:p text:style-name="Text_20_body">int <text:span text:style-name="T1">update</text:span>() </text:p>
      <text:p text:style-name="P1"><text:s/>Must be called from 'loop'. This will service all the events associated with the timer.</text:p>
      <text:h text:style-name="Heading_20_2" text:outline-level="2"><text:bookmark text:name="Links"/>Links</text:h>
      <text:p text:style-name="Text_20_body">See also my blog entry on using this library: <text:a xlink:type="simple" xlink:href="http://srmonk.blogspot.com/2012/01/arduino-timer-library.html" text:style-name="Internet_20_link" text:visited-style-name="Visited_20_Internet_20_Link">http://srmonk.blogspot.com/2012/01/arduino-timer-library.html</text:a> </text:p>
      <text:p text:style-name="P5">Abaixo um exemplo da biblioteca timer que dispara 3 eventos. O primeiro chama a função Dosomething a cada 2 segundos, este evento executa sem parar. O segundo cria o ledevent que irá piscar o led com uma frenquencia alto (período curto de 50 ms). O terceiro evento é a função DoAfter que só será chama depois de 10 segundos. Esta função executa uma vez apenas, desliga o evento do ledevnt (que irá para de piscar rápido) e dispara um evento com apenas 5 repetiçoes para piscar o led com frequencia menor (periodo de meio segundos). Depois o led ficará acesso e apenas a função DoSomething ficará ativa todo 2 segundos imprime o millis. </text:p>
      <text:p text:style-name="P5"/>
      <text:p text:style-name="P5">//-----------------------------</text:p>
      <text:p text:style-name="P6"><text:s text:c="4"/>#include "Timer.h"</text:p>
      <text:p text:style-name="P6"><text:s text:c="4"/>Timer t;</text:p>
      <text:p text:style-name="P6"><text:s text:c="4"/>int ledEvent;</text:p>
      <text:p text:style-name="P6"><text:s text:c="4"/>void setup()</text:p>
      <text:p text:style-name="P6"><text:s text:c="4"/>{</text:p>
      <text:p text:style-name="P6"><text:s text:c="6"/>Serial.begin(9600);</text:p>
      <text:p text:style-name="P6"><text:s text:c="6"/>int tickEvent = t.every(2000, doSomething); // call this function every 2 seconds</text:p>
      <text:p text:style-name="P6"><text:s text:c="6"/>Serial.print("2 second tick started id=");</text:p>
      <text:p text:style-name="P6"><text:s text:c="6"/>Serial.println(tickEvent); <text:s text:c="3"/></text:p>
      <text:p text:style-name="P6"><text:s text:c="6"/>pinMode(13, OUTPUT);</text:p>
      <text:p text:style-name="P6"><text:soft-page-break/><text:s text:c="6"/>ledEvent = t.oscillate(13, 50, HIGH); // toggle led 13 every 50 millis, this event will be stop later...</text:p>
      <text:p text:style-name="P6"><text:s text:c="6"/>Serial.print("LED event started id=");</text:p>
      <text:p text:style-name="P6"><text:s text:c="6"/>Serial.println(ledEvent); <text:s text:c="2"/></text:p>
      <text:p text:style-name="P6"><text:s text:c="6"/>int afterEvent = t.after(10000, doAfter); // This function will be called 10 seconds later....</text:p>
      <text:p text:style-name="P6"><text:s text:c="6"/>Serial.print("After event started id=");</text:p>
      <text:p text:style-name="P6"><text:s text:c="6"/>Serial.println(afterEvent); <text:s text:c="2"/></text:p>
      <text:p text:style-name="P6"><text:s text:c="4"/>} <text:s text:c="4"/></text:p>
      <text:p text:style-name="P6"><text:s text:c="4"/>void loop()</text:p>
      <text:p text:style-name="P6"><text:s text:c="4"/>{</text:p>
      <text:p text:style-name="P6"><text:s text:c="6"/>t.update();</text:p>
      <text:p text:style-name="P6"><text:s text:c="4"/>}</text:p>
      <text:p text:style-name="P6"><text:s text:c="3"/>void doSomething() // never stop....it will be always print millis every 2 seconds...</text:p>
      <text:p text:style-name="P6"><text:s text:c="4"/>{</text:p>
      <text:p text:style-name="P6"><text:s text:c="6"/>Serial.print("2 second tick: millis()=");</text:p>
      <text:p text:style-name="P6"><text:s text:c="6"/>Serial.println(millis());</text:p>
      <text:p text:style-name="P6"><text:s text:c="4"/>}</text:p>
      <text:p text:style-name="P6"><text:s text:c="3"/>void doAfter()</text:p>
      <text:p text:style-name="P6"><text:s text:c="4"/>{</text:p>
      <text:p text:style-name="P6"><text:s text:c="6"/>Serial.println("stop the led event");</text:p>
      <text:p text:style-name="P6"><text:s text:c="6"/>t.stop(ledEvent); // stop led event</text:p>
      <text:p text:style-name="P6"><text:s text:c="6"/>t.oscillate(13, 500, HIGH, 5);// just blink 5 times with 0.5 seconds to toggle the led 13.</text:p>
      <text:p text:style-name="P6"><text:s text:c="4"/>}</text:p>
      <text:p text:style-name="P6"/>
      <text:p text:style-name="P8">Exercicio</text:p>
      <text:p text:style-name="P8">1. Fazer o led pisca de 1 em 1 segundo 5 vezes, depois piscar de 0.5 em 0,5 segundo 3 vezes, volta a piscar de 1 em 1 ...depois 0.5 em 0.5….</text:p>
      <text:p text:style-name="P8"/>
      <text:p text:style-name="P8"/>
      <text:p text:style-name="P10">Interrupção na entrada Serial</text:p>
      <text:p text:style-name="P11"/>
      <text:p text:style-name="P11">A entrada serial pode também ser acionada por eventos. A IDE do arduino vem com o exemplo abaixo que irá ler um string do terminal (terminador é um \n) e o loop irá imprimir quando o string chegar. </text:p>
      <text:p text:style-name="P11">String inputString = ""; <text:s text:c="8"/>// a string to hold incoming data</text:p>
      <text:p text:style-name="P11">boolean stringComplete = false; <text:s/>// whether the string is complete</text:p>
      <text:p text:style-name="P11">void setup() {</text:p>
      <text:p text:style-name="P11"><text:s text:c="2"/>Serial.begin(9600);</text:p>
      <text:p text:style-name="P11"><text:s text:c="2"/>inputString.reserve(200);</text:p>
      <text:p text:style-name="P11">}</text:p>
      <text:p text:style-name="P11"/>
      <text:p text:style-name="P11">void loop() {</text:p>
      <text:p text:style-name="P11"><text:s text:c="2"/>// print the string when a newline arrives:</text:p>
      <text:p text:style-name="P11"><text:s text:c="2"/>if (stringComplete) {</text:p>
      <text:p text:style-name="P11"><text:s text:c="4"/>Serial.println(inputString);</text:p>
      <text:p text:style-name="P11"><text:s text:c="4"/>inputString = "";</text:p>
      <text:p text:style-name="P11"><text:s text:c="4"/>stringComplete = false;</text:p>
      <text:p text:style-name="P11"><text:s text:c="2"/>}</text:p>
      <text:p text:style-name="P11">}</text:p>
      <text:p text:style-name="P11"/>
      <text:p text:style-name="P11"/>
      <text:p text:style-name="P11"/>
      <text:p text:style-name="P11"><text:soft-page-break/>void serialEvent() {</text:p>
      <text:p text:style-name="P11"><text:s text:c="2"/>while (Serial.available()) {</text:p>
      <text:p text:style-name="P11"><text:s text:c="4"/>// get the new byte:</text:p>
      <text:p text:style-name="P11"><text:s text:c="4"/>char inChar = (char)Serial.read();</text:p>
      <text:p text:style-name="P11"><text:s text:c="4"/>// add it to the inputString:</text:p>
      <text:p text:style-name="P11"><text:s text:c="4"/>inputString += inChar;</text:p>
      <text:p text:style-name="P11"><text:s text:c="4"/>// if the incoming character is a newline, set a flag</text:p>
      <text:p text:style-name="P11"><text:s text:c="4"/>// so the main loop can do something about it:</text:p>
      <text:p text:style-name="P11"><text:s text:c="4"/>if (inChar == '\n') {</text:p>
      <text:p text:style-name="P11"><text:s text:c="6"/>stringComplete = true;</text:p>
      <text:p text:style-name="P11"><text:s text:c="4"/>}</text:p>
      <text:p text:style-name="P11"><text:s text:c="2"/>}</text:p>
      <text:p text:style-name="P11">}</text:p>
      <text:p text:style-name="P9"/>
      <text:p text:style-name="P9">Exercicio </text:p>
      <text:p text:style-name="P9">1. Modifique o código para que o terminal usando evento envie o intervalo de tempo para piscar o led 13, Não pode usar Delay no loop. Use millis(), Para ler o numero do serial use Serial.parseInt().</text:p>
      <text:p text:style-name="P12"/>
      <text:p text:style-name="P13">O livro Programming Arduino Next Steps tem um material didático sobre interrupções e timers no capítulo 3. Vamos seguir alguns exemplo do livro. Os códigos estão disponíveis no link</text:p>
      <text:p text:style-name="P13"><text:a xlink:type="simple" xlink:href="https://github.com/simonmonk/ArduinoNextSteps" text:style-name="Internet_20_link" text:visited-style-name="Visited_20_Internet_20_Link">https://github.com/simonmonk/ArduinoNextSteps</text:a></text:p>
      <text:p text:style-name="P13"/>
      <text:p text:style-name="P13">O UNO tem as interrupções 0 e 1 ligadas aos pinos 2 e 3. Este primeiro exemplo irá ligar o led 13 quando a interrupção no pino 2 for acionada.</text:p>
      <text:p text:style-name="P13">//-------------------</text:p>
      <text:p text:style-name="P13">int ledPin = 13;</text:p>
      <text:p text:style-name="P13">void setup()</text:p>
      <text:p text:style-name="P13">{</text:p>
      <text:p text:style-name="P13"><text:s text:c="2"/>pinMode(ledPin, OUTPUT);</text:p>
      <text:p text:style-name="P13"><text:s text:c="2"/>attachInterrupt(0, stuffHapenned, FALLING);</text:p>
      <text:p text:style-name="P13">}</text:p>
      <text:p text:style-name="P13">void loop()</text:p>
      <text:p text:style-name="P13">{</text:p>
      <text:p text:style-name="P13">}</text:p>
      <text:p text:style-name="P13">void stuffHapenned()</text:p>
      <text:p text:style-name="P13">{</text:p>
      <text:p text:style-name="P13"><text:s text:c="2"/>digitalWrite(ledPin, HIGH);</text:p>
      <text:p text:style-name="P13">}</text:p>
      <text:p text:style-name="P13">//------------------------</text:p>
      <text:p text:style-name="P14"/>
      <text:p text:style-name="P14"/>
      <text:p text:style-name="P14">O segundo exemplo irá piscar o led mais rapido quando a interrupção é acionada.</text:p>
      <text:p text:style-name="P14">//-----------------------</text:p>
      <text:p text:style-name="P14">// sketch 03_02_interrupt_flash</text:p>
      <text:p text:style-name="P14">int ledPin = 13;</text:p>
      <text:p text:style-name="P14">volatile boolean flashFast = false;</text:p>
      <text:p text:style-name="P14">void setup()</text:p>
      <text:p text:style-name="P14">{</text:p>
      <text:p text:style-name="P14"><text:s text:c="2"/>pinMode(ledPin, OUTPUT);</text:p>
      <text:p text:style-name="P14"><text:s text:c="2"/>attachInterrupt(0, stuffHapenned, FALLING);</text:p>
      <text:p text:style-name="P14">}</text:p>
      <text:p text:style-name="P14"/>
      <text:p text:style-name="P14"><text:soft-page-break/>void loop()</text:p>
      <text:p text:style-name="P14">{</text:p>
      <text:p text:style-name="P14"><text:s text:c="2"/>int period = 1000;</text:p>
      <text:p text:style-name="P14"><text:s text:c="2"/>if (flashFast) period = 100;</text:p>
      <text:p text:style-name="P14"><text:s text:c="2"/>digitalWrite(ledPin, HIGH);</text:p>
      <text:p text:style-name="P14"><text:s text:c="2"/>delay(period);</text:p>
      <text:p text:style-name="P14"><text:s text:c="2"/>digitalWrite(ledPin, LOW);</text:p>
      <text:p text:style-name="P14"><text:s text:c="2"/>delay(period);</text:p>
      <text:p text:style-name="P14">}</text:p>
      <text:p text:style-name="P14">void stuffHapenned()</text:p>
      <text:p text:style-name="P14">{</text:p>
      <text:p text:style-name="P14"><text:s text:c="2"/>flashFast = ! flashFast;</text:p>
      <text:p text:style-name="P14">}</text:p>
      <text:p text:style-name="P14">//-----</text:p>
      <text:p text:style-name="P14"/>
      <text:p text:style-name="P14"/>
      <text:p text:style-name="P14">IMPORTANTE dicas do livro ao usar as interrupções</text:p>
      <text:p text:style-name="P14">• Keep it fast.</text:p>
      <text:p text:style-name="P14">• Pass data between the ISR and the rest of the program using volatile variables.• Don’t use delay, but you can use delayMicroseconds.</text:p>
      <text:p text:style-name="P14">• Don’t expect serial communications, reading, or writing to be reliable.</text:p>
      <text:p text:style-name="P14">• Don’t expect the value returned by millis to change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5:28:20.701913573</meta:creation-date>
    <dc:date>2017-06-18T17:50:05.732168966</dc:date>
    <meta:editing-duration>PT40M2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5" meta:paragraph-count="170" meta:word-count="1013" meta:character-count="6867" meta:non-whitespace-character-count="5673"/>
  </office:meta>
</office:document-meta>
</file>